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normal" officeooo:rsid="0019a097" officeooo:paragraph-rsid="001e2bd4" style:font-style-asian="italic" style:font-weight-asian="normal" style:font-style-complex="italic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185a6a"/>
    </style:style>
    <style:style style:name="P7" style:family="paragraph" style:parent-style-name="Text_20_body" style:list-style-name="L1">
      <style:text-properties officeooo:paragraph-rsid="000e74c3"/>
    </style:style>
    <style:style style:name="P8" style:family="paragraph" style:parent-style-name="Text_20_body" style:list-style-name="L1">
      <style:text-properties officeooo:rsid="0007814d" officeooo:paragraph-rsid="00185a6a"/>
    </style:style>
    <style:style style:name="P9" style:family="paragraph" style:parent-style-name="Text_20_body" style:list-style-name="L1">
      <style:text-properties officeooo:rsid="00168f16" officeooo:paragraph-rsid="00173b10"/>
    </style:style>
    <style:style style:name="P10" style:family="paragraph" style:parent-style-name="Text_20_body" style:list-style-name="L1">
      <style:text-properties officeooo:rsid="00163499" officeooo:paragraph-rsid="00163499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85a6a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63499"/>
    </style:style>
    <style:style style:name="T9" style:family="text">
      <style:text-properties officeooo:rsid="00173b10"/>
    </style:style>
    <style:style style:name="T10" style:family="text">
      <style:text-properties officeooo:rsid="00185a6a"/>
    </style:style>
    <style:style style:name="T11" style:family="text">
      <style:text-properties officeooo:rsid="001a3007"/>
    </style:style>
    <style:style style:name="T12" style:family="text">
      <style:text-properties officeooo:rsid="001b67a7"/>
    </style:style>
    <style:style style:name="T13" style:family="text">
      <style:text-properties officeooo:rsid="001e2bd4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Elimina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7">Federica</text:span><text:span text:style-name="T4"> – </text:span><text:span text:style-name="T1">impiegata </text:span><text:span text:style-name="T2">asil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1492402" text:style-name="L1">
              <text:list-item>
                <text:p text:style-name="P6"><text:span text:style-name="T10">Federica, impiegata dell'asilo, deve eliminare dal registro un</text:span><text:span text:style-name="T11">o</text:span><text:span text:style-name="T10"> </text:span><text:span text:style-name="T11">studente</text:span><text:span text:style-name="T10"> che ha completato la sua attività di tirocinio presso l'asilo </text:span><text:span text:style-name="T11">Mazzetti</text:span><text:span text:style-name="T10">, dopo aver</text:span><text:span text:style-name="T11">ne</text:span><text:span text:style-name="T10"> controllato i dati </text:span><text:span text:style-name="T11">ai fin</text:span><text:span text:style-name="T12">i</text:span><text:span text:style-name="T11"> della</text:span><text:span text:style-name="T10"> documentazione finale.</text:span></text:p>
              </text:list-item>
              <text:list-item>
                <text:p text:style-name="P5"><text:span text:style-name="T7">Federica</text:span><text:span text:style-name="T6"> s</text:span>i connette alla rete <text:span text:style-name="T10">e a</text:span><text:span text:style-name="T3">ccede al sito </text:span><text:span text:style-name="T5">dell'asilo Mazzetti.</text:span></text:p>
              </text:list-item>
              <text:list-item>
                <text:p text:style-name="P6"><text:span text:style-name="T7">Federica</text:span><text:span text:style-name="T3"> inserisce </text:span><text:span text:style-name="T6">username e password per la sua autenticazione</text:span></text:p>
                <text:list>
                  <text:list-item>
                    <text:p text:style-name="P8">Il sistema mostra una schermata con tutte le possibili operazioni</text:p>
                  </text:list-item>
                </text:list>
              </text:list-item>
              <text:list-item>
                <text:p text:style-name="P7"><text:span text:style-name="T7">Federica</text:span><text:span text:style-name="T3"> </text:span><text:span text:style-name="T7">sceglie l'area del sito riguardante l</text:span><text:span text:style-name="T10">'eliminazione dei tirocinanti dal sistema</text:span></text:p>
                <text:list>
                  <text:list-item>
                    <text:p text:style-name="P9"><text:span text:style-name="T3">Il sistema mostra l'elenco dei tirocinanti associati all'asilo </text:span><text:span text:style-name="T8">Mazzetti</text:span></text:p>
                  </text:list-item>
                </text:list>
              </text:list-item>
              <text:list-item>
                <text:p text:style-name="P9"><text:span text:style-name="T9">Federica</text:span><text:span text:style-name="T3"> selezion</text:span><text:span text:style-name="T9">a</text:span><text:span text:style-name="T3"> la tirocinante “</text:span><text:span text:style-name="T8">Mena De Rosa</text:span><text:span text:style-name="T3">”, </text:span><text:span text:style-name="T12">controlla i dati</text:span><text:span text:style-name="T3"> </text:span><text:span text:style-name="T8">e sottomette al sistema </text:span><text:span text:style-name="T12">la sua cancellazione</text:span></text:p>
                <text:list>
                  <text:list-item>
                    <text:p text:style-name="P10">Il sistema mostra un avviso di conferma per l'operazione <text:span text:style-name="T12">che andrà ad</text:span> effettuare</text:p>
                  </text:list-item>
                </text:list>
              </text:list-item>
              <text:list-item>
                <text:p text:style-name="P10">Federica conferma l'eliminazione</text:p>
                <text:list>
                  <text:list-item>
                    <text:p text:style-name="P10">Il sistema elimina i dati relativi alla tirocinante e notifica l'avvenuta cancellazione</text:p>
                  </text:list-item>
                </text:list>
              </text:list-item>
              <text:list-item>
                <text:p text:style-name="P5"><text:span text:style-name="T7">Federica</text:span> si disconnette dal sistema</text:p>
              </text:list-item>
            </text:list>
          </table:table-cell>
        </table:table-row>
      </table:table>
      <text:p text:style-name="P4"><text:span text:style-name="T13">SC 3: Federica,impiegata dell'asilo, elimina un tirocin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25T11:34:32.53</dc:date>
    <meta:editing-duration>PT4H39M8S</meta:editing-duration>
    <meta:editing-cycles>17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63" meta:character-count="1108" meta:non-whitespace-character-count="972"/>
  </office:meta>
</office:document-meta>
</file>